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20000016F09162CE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5209in" svg:height="3.8228in" draw:z-index="0"><draw:image xlink:href="Pictures/10000201000001B20000016F09162CE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2T21:40:04.090520482</meta:creation-date>
    <dc:date>2014-11-02T21:56:34.974389745</dc:date>
    <meta:editing-duration>PT1M3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6.3$Linux_X86_64 LibreOffice_project/420m0$Build-3</meta:generator>
  </office:meta>
</office:document-meta>
</file>